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6c47" officeooo:paragraph-rsid="00106c47" style:font-weight-asian="bold" style:font-weight-complex="bold"/>
    </style:style>
    <style:style style:name="P2" style:family="paragraph" style:parent-style-name="Standard">
      <style:text-properties fo:font-weight="normal" officeooo:rsid="00113531" officeooo:paragraph-rsid="00113531" style:font-weight-asian="normal" style:font-weight-complex="normal"/>
    </style:style>
    <style:style style:name="P3" style:family="paragraph" style:parent-style-name="Standard">
      <style:text-properties fo:font-weight="normal" officeooo:rsid="00113531" officeooo:paragraph-rsid="00113531" style:font-weight-asian="normal" style:font-weight-complex="normal"/>
    </style:style>
    <style:style style:name="P4" style:family="paragraph" style:parent-style-name="Standard">
      <style:text-properties fo:font-weight="normal" officeooo:rsid="00113531" officeooo:paragraph-rsid="00132479" style:font-weight-asian="normal" style:font-weight-complex="normal"/>
    </style:style>
    <style:style style:name="P5" style:family="paragraph" style:parent-style-name="Standard">
      <style:text-properties fo:font-weight="normal" officeooo:rsid="00132479" officeooo:paragraph-rsid="00132479" style:font-weight-asian="normal" style:font-weight-complex="normal"/>
    </style:style>
    <style:style style:name="P6" style:family="paragraph" style:parent-style-name="Standard">
      <style:text-properties fo:font-weight="bold" officeooo:rsid="00132479" officeooo:paragraph-rsid="00132479" style:font-weight-asian="bold" style:font-weight-complex="bold"/>
    </style:style>
    <style:style style:name="T1" style:family="text">
      <style:text-properties officeooo:rsid="001324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DE PYTHON: pip Y ENTORNOS VIRTUALES</text:p>
      <text:p text:style-name="P1"/>
      <text:p text:style-name="P1">CLASE1: PYTHON EN TU PROPIO ENTORNO DE DESARROLLO LOCAL</text:p>
      <text:p text:style-name="P1"/>
      <text:p text:style-name="P2">Generalmente python viene instalado en linux. </text:p>
      <text:p text:style-name="P2"/>
      <text:p text:style-name="P5">-Si por alguna razón no lo tenemos tipeamos en la terminal: </text:p>
      <text:p text:style-name="P5">sudo apt update</text:p>
      <text:p text:style-name="P5"/>
      <text:p text:style-name="P5">-Luego:</text:p>
      <text:p text:style-name="P5"/>
      <text:p text:style-name="P5">sudo apt -y</text:p>
      <text:p text:style-name="P4"/>
      <text:p text:style-name="P2">-Para verificar la versión ponemos lo siguiente en la termina: </text:p>
      <text:p text:style-name="P2"/>
      <text:p text:style-name="P2"><text:s/>python3 -v </text:p>
      <text:p text:style-name="P2"/>
      <text:p text:style-name="P2">-Luego instalamos dependencias <text:span text:style-name="T1">de python</text:span>: </text:p>
      <text:p text:style-name="P2"/>
      <text:p text:style-name="P5">sudo apt install -y python3-pip</text:p>
      <text:p text:style-name="P5"/>
      <text:p text:style-name="P5">-Para verificar que está todo instalado tipeamos: </text:p>
      <text:p text:style-name="P5"/>
      <text:p text:style-name="P5">pip3 -v</text:p>
      <text:p text:style-name="P5"/>
      <text:p text:style-name="P5">-Instalamos otras dependencias: build essential, libffi y python3. Tipeamos: </text:p>
      <text:p text:style-name="P5"/>
      <text:p text:style-name="P5">sudo apt install -y build-essential libssl-dev libffi-dev python3-dev</text:p>
      <text:p text:style-name="P5"/>
      <text:p text:style-name="P5"/>
      <text:p text:style-name="P6"/>
      <text:p text:style-name="P6">PYTHON EN VSCODE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5:24:18.752293484</meta:creation-date>
    <dc:date>2023-03-07T16:19:15.231891790</dc:date>
    <meta:editing-duration>PT51M19S</meta:editing-duration>
    <meta:editing-cycles>3</meta:editing-cycles>
    <meta:generator>LibreOffice/7.5.1.2$Linux_X86_64 LibreOffice_project/50$Build-2</meta:generator>
    <meta:document-statistic meta:table-count="0" meta:image-count="0" meta:object-count="0" meta:page-count="1" meta:paragraph-count="16" meta:word-count="91" meta:character-count="602" meta:non-whitespace-character-count="519"/>
  </office:meta>
</office:document-meta>
</file>